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/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/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/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/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/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/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/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/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/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/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/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/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Good, you've come. We have been waiting
for you.”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before, we have not confirmed the
whereabouts of my sis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no information to go on, other than
the fact that she headed for the back of the
forest, al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please me greatly if you wou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t will not be so simple. Jakla Forest
is full of a certain something to be wary of.”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“Jaklas”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precise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pirit Queen is as wise as the legends
foretold.”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A Jakla is a species of plant that grows
throughout the for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particularly harmful, but they
sprout enormous fruits which resemble
lanterns, and that often get in the way.”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Essentially, but the problem lies with how
they can be destroyed.”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sturdy plants by natu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Magic that has recently
pervaded throughout the world has made
them extremely resilient.”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“manaphylactic reaction”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path
through the forest, then there's no way we
can get 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re is one way to weed out
the plants.”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ll, you see...”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difficult to say, but, one mus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pply your... the wastewater of a Heavenly
Maiden...”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exactly righ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W-Wait! That is not to say that this was
my plan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lan was the result of much deliberation
by learned priests of the church, and scholars
knowledgeable about Magical contamination..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ose are the circumstanc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are no others among us who possess
the power of Seraphia. I am extremely sorry
to ask this of you, but please help us.”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my soldiers bring you something to
make the operation run smooth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may find them to be indecent, but please
accep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side him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